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0efa9" officeooo:paragraph-rsid="0010efa9" style:font-weight-asian="bold" style:font-weight-complex="bold"/>
    </style:style>
    <style:style style:name="P2" style:family="paragraph" style:parent-style-name="Standard">
      <style:paragraph-properties fo:text-align="start" style:justify-single-word="false"/>
      <style:text-properties fo:font-size="14pt" fo:font-weight="bold" officeooo:rsid="001499a0" officeooo:paragraph-rsid="001499a0" style:font-weight-asian="bold" style:font-weight-complex="bold"/>
    </style:style>
    <style:style style:name="P3" style:family="paragraph" style:parent-style-name="Standard">
      <style:paragraph-properties fo:text-align="start" style:justify-single-word="false"/>
      <style:text-properties fo:font-size="14pt" fo:font-weight="bold" officeooo:rsid="001f2f84" officeooo:paragraph-rsid="001f2f84" style:font-weight-asian="bold" style:font-weight-complex="bold"/>
    </style:style>
    <style:style style:name="P4" style:family="paragraph" style:parent-style-name="Standard">
      <style:paragraph-properties fo:text-align="center" style:justify-single-word="false"/>
      <style:text-properties fo:font-size="16pt" fo:font-weight="bold" officeooo:rsid="0010a375" officeooo:paragraph-rsid="0010a375" style:font-weight-asian="bold" style:font-weight-complex="bold"/>
    </style:style>
    <style:style style:name="P5" style:family="paragraph" style:parent-style-name="Standard">
      <style:paragraph-properties fo:text-align="start" style:justify-single-word="false"/>
      <style:text-properties fo:font-size="12pt" fo:font-weight="normal" officeooo:rsid="0011b13b" officeooo:paragraph-rsid="0011b13b" style:font-weight-asian="normal" style:font-weight-complex="normal"/>
    </style:style>
    <style:style style:name="P6" style:family="paragraph" style:parent-style-name="Standard">
      <style:paragraph-properties fo:text-align="start" style:justify-single-word="false"/>
      <style:text-properties fo:font-size="12pt" fo:font-weight="normal" officeooo:rsid="0013ab49" officeooo:paragraph-rsid="0013ab49" style:font-weight-asian="normal" style:font-weight-complex="normal"/>
    </style:style>
    <style:style style:name="P7" style:family="paragraph" style:parent-style-name="Standard">
      <style:paragraph-properties fo:text-align="start" style:justify-single-word="false"/>
      <style:text-properties fo:font-size="12pt" fo:font-weight="normal" officeooo:rsid="0013cea7" officeooo:paragraph-rsid="0013cea7" style:font-weight-asian="normal" style:font-weight-complex="normal"/>
    </style:style>
    <style:style style:name="P8" style:family="paragraph" style:parent-style-name="Standard">
      <style:paragraph-properties fo:text-align="start" style:justify-single-word="false"/>
      <style:text-properties fo:font-size="12pt" fo:font-weight="normal" officeooo:rsid="0015e9ed" officeooo:paragraph-rsid="0015e9ed" style:font-weight-asian="normal" style:font-weight-complex="normal"/>
    </style:style>
    <style:style style:name="P9" style:family="paragraph" style:parent-style-name="Standard">
      <style:paragraph-properties fo:text-align="start" style:justify-single-word="false"/>
      <style:text-properties officeooo:paragraph-rsid="0034b257"/>
    </style:style>
    <style:style style:name="P10" style:family="paragraph" style:parent-style-name="Standard">
      <style:paragraph-properties fo:text-align="start" style:justify-single-word="false"/>
      <style:text-properties officeooo:rsid="0027a48d" officeooo:paragraph-rsid="0027a48d"/>
    </style:style>
    <style:style style:name="P11" style:family="paragraph" style:parent-style-name="Standard">
      <style:paragraph-properties fo:text-align="start" style:justify-single-word="false"/>
      <style:text-properties officeooo:rsid="0039b13b" officeooo:paragraph-rsid="0039b13b"/>
    </style:style>
    <style:style style:name="P12" style:family="paragraph" style:parent-style-name="Standard" style:list-style-name="L1">
      <style:paragraph-properties fo:text-align="start" style:justify-single-word="false"/>
      <style:text-properties fo:font-size="12pt" fo:font-weight="normal" officeooo:rsid="0011b13b" officeooo:paragraph-rsid="0011b13b" style:font-weight-asian="normal" style:font-weight-complex="normal"/>
    </style:style>
    <style:style style:name="P13" style:family="paragraph" style:parent-style-name="Standard" style:list-style-name="L2">
      <style:paragraph-properties fo:text-align="start" style:justify-single-word="false"/>
      <style:text-properties fo:font-size="12pt" fo:font-weight="normal" officeooo:rsid="0011ff59" officeooo:paragraph-rsid="0011ff59" style:font-weight-asian="normal" style:font-weight-complex="normal"/>
    </style:style>
    <style:style style:name="P14" style:family="paragraph" style:parent-style-name="Standard" style:list-style-name="L2">
      <style:paragraph-properties fo:text-align="start" style:justify-single-word="false"/>
      <style:text-properties fo:font-size="12pt" fo:font-weight="normal" officeooo:rsid="0013ab49" officeooo:paragraph-rsid="0013ab49" style:font-weight-asian="normal" style:font-weight-complex="normal"/>
    </style:style>
    <style:style style:name="P15" style:family="paragraph" style:parent-style-name="Standard" style:list-style-name="L3">
      <style:paragraph-properties fo:text-align="start" style:justify-single-word="false"/>
      <style:text-properties fo:font-size="12pt" fo:font-weight="normal" officeooo:rsid="0013cea7" officeooo:paragraph-rsid="0013cea7" style:font-weight-asian="normal" style:font-weight-complex="normal"/>
    </style:style>
    <style:style style:name="P16" style:family="paragraph" style:parent-style-name="Standard" style:list-style-name="L4">
      <style:paragraph-properties fo:text-align="start" style:justify-single-word="false"/>
      <style:text-properties fo:font-size="12pt" fo:font-weight="normal" officeooo:rsid="0017eb7b" officeooo:paragraph-rsid="0017eb7b" style:font-weight-asian="normal" style:font-weight-complex="normal"/>
    </style:style>
    <style:style style:name="P17" style:family="paragraph" style:parent-style-name="Standard" style:list-style-name="L4">
      <style:paragraph-properties fo:text-align="start" style:justify-single-word="false"/>
      <style:text-properties fo:font-size="12pt" fo:font-weight="normal" officeooo:rsid="00199625" officeooo:paragraph-rsid="00199625" style:font-weight-asian="normal" style:font-weight-complex="normal"/>
    </style:style>
    <style:style style:name="P18" style:family="paragraph" style:parent-style-name="Standard" style:list-style-name="L5">
      <style:paragraph-properties fo:text-align="start" style:justify-single-word="false"/>
      <style:text-properties fo:font-size="12pt" fo:font-weight="normal" officeooo:rsid="001ff16f" officeooo:paragraph-rsid="001ff16f" style:font-weight-asian="normal" style:font-weight-complex="normal"/>
    </style:style>
    <style:style style:name="P19" style:family="paragraph" style:parent-style-name="Standard" style:list-style-name="L6">
      <style:paragraph-properties fo:text-align="start" style:justify-single-word="false"/>
      <style:text-properties fo:font-size="12pt" fo:font-weight="normal" officeooo:rsid="00240b5e" officeooo:paragraph-rsid="00240b5e" style:font-weight-asian="normal" style:font-weight-complex="normal"/>
    </style:style>
    <style:style style:name="P20" style:family="paragraph" style:parent-style-name="Standard" style:list-style-name="L8">
      <style:paragraph-properties fo:text-align="start" style:justify-single-word="false"/>
      <style:text-properties fo:font-size="12pt" fo:font-weight="normal" officeooo:rsid="002c1d9a" officeooo:paragraph-rsid="002c1d9a" style:font-weight-asian="normal" style:font-weight-complex="normal"/>
    </style:style>
    <style:style style:name="P21" style:family="paragraph" style:parent-style-name="Standard" style:list-style-name="L8">
      <style:paragraph-properties fo:text-align="start" style:justify-single-word="false"/>
      <style:text-properties fo:font-size="12pt" fo:font-weight="normal" officeooo:rsid="002ce786" officeooo:paragraph-rsid="002ce786" style:font-weight-asian="normal" style:font-weight-complex="normal"/>
    </style:style>
    <style:style style:name="P22" style:family="paragraph" style:parent-style-name="Standard" style:list-style-name="L9">
      <style:paragraph-properties fo:text-align="start" style:justify-single-word="false"/>
      <style:text-properties fo:font-size="12pt" fo:font-weight="normal" officeooo:rsid="002fcf56" officeooo:paragraph-rsid="002fcf56" style:font-weight-asian="normal" style:font-weight-complex="normal"/>
    </style:style>
    <style:style style:name="P23" style:family="paragraph" style:parent-style-name="Standard" style:list-style-name="L10">
      <style:paragraph-properties fo:text-align="start" style:justify-single-word="false"/>
      <style:text-properties fo:font-size="12pt" fo:font-weight="normal" officeooo:rsid="002fcf56" officeooo:paragraph-rsid="002fcf56" style:font-weight-asian="normal" style:font-weight-complex="normal"/>
    </style:style>
    <style:style style:name="P24" style:family="paragraph" style:parent-style-name="Standard" style:list-style-name="L14">
      <style:paragraph-properties fo:text-align="start" style:justify-single-word="false"/>
      <style:text-properties fo:font-size="12pt" fo:font-weight="normal" officeooo:rsid="0041147a" officeooo:paragraph-rsid="0041147a" style:font-weight-asian="normal" style:font-weight-complex="normal"/>
    </style:style>
    <style:style style:name="P25" style:family="paragraph" style:parent-style-name="Standard">
      <style:paragraph-properties fo:text-align="start" style:justify-single-word="false"/>
      <style:text-properties fo:font-size="12pt" fo:font-weight="normal" officeooo:rsid="0041147a" officeooo:paragraph-rsid="0041147a" style:font-weight-asian="normal" style:font-weight-complex="normal"/>
    </style:style>
    <style:style style:name="P26" style:family="paragraph" style:parent-style-name="Standard">
      <style:paragraph-properties fo:text-align="start" style:justify-single-word="false"/>
      <style:text-properties fo:font-size="12pt" fo:font-weight="bold" officeooo:rsid="0015e9ed" officeooo:paragraph-rsid="0015e9ed" style:font-weight-asian="bold" style:font-weight-complex="bold"/>
    </style:style>
    <style:style style:name="P27" style:family="paragraph" style:parent-style-name="Standard">
      <style:paragraph-properties fo:text-align="start" style:justify-single-word="false"/>
      <style:text-properties fo:font-size="12pt" fo:font-style="normal" fo:font-weight="normal" officeooo:rsid="00240b5e" officeooo:paragraph-rsid="00240b5e" style:font-style-asian="normal" style:font-weight-asian="normal" style:font-style-complex="normal" style:font-weight-complex="normal"/>
    </style:style>
    <style:style style:name="P28" style:family="paragraph" style:parent-style-name="Standard" style:list-style-name="L6">
      <style:paragraph-properties fo:text-align="start" style:justify-single-word="false"/>
      <style:text-properties fo:font-size="12pt" fo:font-style="normal" fo:font-weight="normal" officeooo:rsid="00240b5e" officeooo:paragraph-rsid="00240b5e" style:font-style-asian="normal" style:font-weight-asian="normal" style:font-style-complex="normal" style:font-weight-complex="normal"/>
    </style:style>
    <style:style style:name="P29" style:family="paragraph" style:parent-style-name="Standard" style:list-style-name="L6">
      <style:paragraph-properties fo:text-align="start" style:justify-single-word="false"/>
      <style:text-properties fo:font-size="12pt" fo:font-style="normal" fo:font-weight="normal" officeooo:rsid="0024955b" officeooo:paragraph-rsid="0024955b"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cbac6" officeooo:paragraph-rsid="001f2f84" style:font-style-asian="normal" style:font-weight-asian="normal" style:font-style-complex="normal" style:font-weight-complex="normal"/>
    </style:style>
    <style:style style:name="P31" style:family="paragraph" style:parent-style-name="Standard" style:list-style-name="L7">
      <style:paragraph-properties fo:text-align="start" style:justify-single-word="false"/>
      <style:text-properties fo:font-size="12pt" fo:font-style="normal" fo:font-weight="normal" officeooo:rsid="002a629a" officeooo:paragraph-rsid="002a629a" style:font-style-asian="normal" style:font-weight-asian="normal" style:font-style-complex="normal" style:font-weight-complex="normal"/>
    </style:style>
    <style:style style:name="P32" style:family="paragraph" style:parent-style-name="Standard" style:list-style-name="L7">
      <style:paragraph-properties fo:text-align="start" style:justify-single-word="false"/>
      <style:text-properties fo:font-size="12pt" fo:font-style="normal" fo:font-weight="normal" officeooo:rsid="002bab36" officeooo:paragraph-rsid="002bab36"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bab36" officeooo:paragraph-rsid="002bab36" style:font-style-asian="normal" style:font-weight-asian="normal" style:font-style-complex="normal" style:font-weight-complex="normal"/>
    </style:style>
    <style:style style:name="P34" style:family="paragraph" style:parent-style-name="Standard" style:list-style-name="L8">
      <style:paragraph-properties fo:text-align="start" style:justify-single-word="false"/>
      <style:text-properties fo:font-size="12pt" fo:font-style="normal" fo:font-weight="normal" officeooo:rsid="002ce786" officeooo:paragraph-rsid="002ce78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ce786" officeooo:paragraph-rsid="002ce786" style:font-style-asian="normal" style:font-weight-asian="normal" style:font-style-complex="normal" style:font-weight-complex="normal"/>
    </style:style>
    <style:style style:name="P36" style:family="paragraph" style:parent-style-name="Standard" style:list-style-name="L9">
      <style:paragraph-properties fo:text-align="start" style:justify-single-word="false"/>
      <style:text-properties fo:font-size="12pt" fo:font-style="normal" fo:font-weight="normal" officeooo:rsid="002fcf56" officeooo:paragraph-rsid="002fcf56" style:font-style-asian="normal" style:font-weight-asian="normal" style:font-style-complex="normal" style:font-weight-complex="normal"/>
    </style:style>
    <style:style style:name="P37" style:family="paragraph" style:parent-style-name="Standard" style:list-style-name="L10">
      <style:paragraph-properties fo:text-align="start" style:justify-single-word="false"/>
      <style:text-properties fo:font-size="12pt" fo:font-style="normal" fo:font-weight="normal" officeooo:rsid="002fcf56" officeooo:paragraph-rsid="002fcf56"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fcf56" officeooo:paragraph-rsid="002fcf56" style:font-style-asian="normal" style:font-weight-asian="normal" style:font-style-complex="normal" style:font-weight-complex="normal"/>
    </style:style>
    <style:style style:name="P39" style:family="paragraph" style:parent-style-name="Standard" style:list-style-name="L11">
      <style:paragraph-properties fo:text-align="start" style:justify-single-word="false"/>
      <style:text-properties fo:font-size="12pt" fo:font-style="normal" fo:font-weight="normal" officeooo:rsid="00324119" officeooo:paragraph-rsid="00324119" style:font-style-asian="normal" style:font-weight-asian="normal" style:font-style-complex="normal" style:font-weight-complex="normal"/>
    </style:style>
    <style:style style:name="P40" style:family="paragraph" style:parent-style-name="Standard" style:list-style-name="L11">
      <style:paragraph-properties fo:text-align="start" style:justify-single-word="false"/>
      <style:text-properties fo:font-size="12pt" fo:font-style="normal" fo:font-weight="normal" officeooo:rsid="0034b257" officeooo:paragraph-rsid="0034b257"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34b257" officeooo:paragraph-rsid="0034b257" style:font-style-asian="normal" style:font-weight-asian="normal" style:font-style-complex="normal" style:font-weight-complex="normal"/>
    </style:style>
    <style:style style:name="P42" style:family="paragraph" style:parent-style-name="Standard" style:list-style-name="L12">
      <style:paragraph-properties fo:text-align="start" style:justify-single-word="false"/>
      <style:text-properties fo:font-size="12pt" fo:font-style="normal" fo:font-weight="normal" officeooo:rsid="0036dc64" officeooo:paragraph-rsid="0036dc64" style:font-style-asian="normal" style:font-weight-asian="normal" style:font-style-complex="normal" style:font-weight-complex="normal"/>
    </style:style>
    <style:style style:name="P43" style:family="paragraph" style:parent-style-name="Standard" style:list-style-name="L12">
      <style:paragraph-properties fo:text-align="start" style:justify-single-word="false"/>
      <style:text-properties fo:font-size="12pt" fo:font-style="normal" fo:font-weight="normal" officeooo:rsid="0038ebb1" officeooo:paragraph-rsid="0038ebb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38ebb1" officeooo:paragraph-rsid="0038ebb1" style:font-style-asian="normal" style:font-weight-asian="normal" style:font-style-complex="normal" style:font-weight-complex="normal"/>
    </style:style>
    <style:style style:name="P45" style:family="paragraph" style:parent-style-name="Standard" style:list-style-name="L13">
      <style:paragraph-properties fo:text-align="start" style:justify-single-word="false"/>
      <style:text-properties fo:font-size="12pt" fo:font-style="normal" fo:font-weight="normal" officeooo:rsid="003def61" officeooo:paragraph-rsid="003def61" style:font-style-asian="normal" style:font-weight-asian="normal" style:font-style-complex="normal" style:font-weight-complex="normal"/>
    </style:style>
    <style:style style:name="P46" style:family="paragraph" style:parent-style-name="Standard" style:list-style-name="L7">
      <style:paragraph-properties fo:text-align="start" style:justify-single-word="false"/>
      <style:text-properties fo:font-size="12pt" fo:font-style="italic" fo:font-weight="bold" officeooo:rsid="002bab36" officeooo:paragraph-rsid="002bab36" style:font-style-asian="italic" style:font-weight-asian="bold" style:font-style-complex="italic" style:font-weight-complex="bold"/>
    </style:style>
    <style:style style:name="P47" style:family="paragraph" style:parent-style-name="Standard">
      <style:paragraph-properties fo:text-align="start" style:justify-single-word="false"/>
      <style:text-properties fo:font-size="14pt" fo:font-weight="bold" officeooo:rsid="0011b13b" officeooo:paragraph-rsid="0011b13b" style:font-weight-asian="bold" style:font-weight-complex="bold"/>
    </style:style>
    <style:style style:name="P48" style:family="paragraph" style:parent-style-name="Standard">
      <style:paragraph-properties fo:text-align="start" style:justify-single-word="false"/>
      <style:text-properties fo:font-size="14pt" fo:font-weight="bold" officeooo:rsid="003f54b9" officeooo:paragraph-rsid="003f54b9" style:font-weight-asian="bold" style:font-weight-complex="bold"/>
    </style:style>
    <style:style style:name="P49" style:family="paragraph" style:parent-style-name="Standard">
      <style:paragraph-properties fo:text-align="start" style:justify-single-word="false"/>
      <style:text-properties fo:font-size="14pt" fo:font-style="normal" fo:font-weight="bold" officeooo:rsid="002c0d2b" officeooo:paragraph-rsid="002c0d2b"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ize="14pt" fo:font-style="normal" fo:font-weight="bold" officeooo:rsid="002dafd2" officeooo:paragraph-rsid="002dafd2"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font-size="14pt" fo:font-style="normal" fo:font-weight="bold" officeooo:rsid="0031c2ea" officeooo:paragraph-rsid="0031c2ea" style:font-style-asian="normal" style:font-weight-asian="bold" style:font-style-complex="normal" style:font-weight-complex="bold"/>
    </style:style>
    <style:style style:name="P52" style:family="paragraph" style:parent-style-name="Standard" style:list-style-name="L6">
      <style:paragraph-properties fo:text-align="start" style:justify-single-word="false"/>
      <style:text-properties officeooo:paragraph-rsid="00240b5e"/>
    </style:style>
    <style:style style:name="P53" style:family="paragraph" style:parent-style-name="Standard" style:list-style-name="L6">
      <style:paragraph-properties fo:text-align="start" style:justify-single-word="false"/>
      <style:text-properties officeooo:rsid="00240b5e" officeooo:paragraph-rsid="00240b5e"/>
    </style:style>
    <style:style style:name="P54" style:family="paragraph" style:parent-style-name="Standard" style:list-style-name="L6">
      <style:paragraph-properties fo:text-align="start" style:justify-single-word="false"/>
      <style:text-properties officeooo:rsid="0024955b" officeooo:paragraph-rsid="0024955b"/>
    </style:style>
    <style:style style:name="P55" style:family="paragraph" style:parent-style-name="Standard" style:list-style-name="L7">
      <style:paragraph-properties fo:text-align="start" style:justify-single-word="false"/>
      <style:text-properties fo:font-weight="normal" officeooo:rsid="002a629a" officeooo:paragraph-rsid="002a629a" style:font-weight-asian="normal" style:font-weight-complex="normal"/>
    </style:style>
    <style:style style:name="P56" style:family="paragraph" style:parent-style-name="Standard" style:list-style-name="L7">
      <style:paragraph-properties fo:text-align="start" style:justify-single-word="false"/>
      <style:text-properties fo:font-weight="normal" officeooo:rsid="002bab36" officeooo:paragraph-rsid="002bab36" style:font-weight-asian="normal" style:font-weight-complex="normal"/>
    </style:style>
    <style:style style:name="P57" style:family="paragraph" style:parent-style-name="Standard" style:list-style-name="L12">
      <style:paragraph-properties fo:text-align="start" style:justify-single-word="false"/>
      <style:text-properties fo:font-weight="normal" officeooo:rsid="00354e04" officeooo:paragraph-rsid="00354e04" style:font-weight-asian="normal" style:font-weight-complex="normal"/>
    </style:style>
    <style:style style:name="P58" style:family="paragraph" style:parent-style-name="Standard" style:list-style-name="L13">
      <style:paragraph-properties fo:text-align="start" style:justify-single-word="false"/>
      <style:text-properties fo:font-weight="normal" officeooo:rsid="003b0e68" officeooo:paragraph-rsid="003b0e68" style:font-weight-asian="normal" style:font-weight-complex="normal"/>
    </style:style>
    <style:style style:name="P59" style:family="paragraph" style:parent-style-name="Standard" style:list-style-name="L13">
      <style:paragraph-properties fo:text-align="start" style:justify-single-word="false"/>
      <style:text-properties fo:font-weight="normal" officeooo:rsid="003cafb2" officeooo:paragraph-rsid="003cafb2" style:font-weight-asian="normal" style:font-weight-complex="normal"/>
    </style:style>
    <style:style style:name="P60" style:family="paragraph" style:parent-style-name="Standard" style:list-style-name="L13">
      <style:paragraph-properties fo:text-align="start" style:justify-single-word="false"/>
      <style:text-properties fo:font-weight="normal" officeooo:rsid="003def61" officeooo:paragraph-rsid="003def61" style:font-weight-asian="normal" style:font-weight-complex="normal"/>
    </style:style>
    <style:style style:name="P61" style:family="paragraph" style:parent-style-name="Standard">
      <style:paragraph-properties fo:text-align="start" style:justify-single-word="false"/>
      <style:text-properties fo:font-weight="normal" officeooo:rsid="003def61" officeooo:paragraph-rsid="003def61"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2ce786" style:font-style-asian="normal" style:font-style-complex="normal"/>
    </style:style>
    <style:style style:name="T5" style:family="text">
      <style:text-properties fo:font-size="12pt" fo:font-style="italic" fo:font-weight="bold" style:font-style-asian="italic" style:font-weight-asian="bold" style:font-style-complex="italic" style:font-weight-complex="bold"/>
    </style:style>
    <style:style style:name="T6" style:family="text">
      <style:text-properties fo:font-size="12pt" fo:font-style="italic" fo:font-weight="bold" officeooo:rsid="00199625" style:font-style-asian="italic" style:font-weight-asian="bold" style:font-style-complex="italic" style:font-weight-complex="bold"/>
    </style:style>
    <style:style style:name="T7" style:family="text">
      <style:text-properties fo:font-size="12pt" fo:font-style="italic" fo:font-weight="bold" officeooo:rsid="0019eb2a" style:font-style-asian="italic" style:font-weight-asian="bold" style:font-style-complex="italic" style:font-weight-complex="bold"/>
    </style:style>
    <style:style style:name="T8" style:family="text">
      <style:text-properties fo:font-size="12pt" fo:font-style="italic" fo:font-weight="bold" officeooo:rsid="003cafb2" style:font-style-asian="italic" style:font-weight-asian="bold" style:font-style-complex="italic" style:font-weight-complex="bold"/>
    </style:style>
    <style:style style:name="T9" style:family="text">
      <style:text-properties fo:font-size="12pt" fo:font-style="normal" fo:font-weight="normal" style:font-style-asian="normal" style:font-weight-asian="normal" style:font-style-complex="normal" style:font-weight-complex="normal"/>
    </style:style>
    <style:style style:name="T10" style:family="text">
      <style:text-properties fo:font-size="12pt" fo:font-style="normal" fo:font-weight="normal" officeooo:rsid="0019eb2a" style:font-style-asian="normal" style:font-weight-asian="normal" style:font-style-complex="normal" style:font-weight-complex="normal"/>
    </style:style>
    <style:style style:name="T11" style:family="text">
      <style:text-properties fo:font-size="12pt" fo:font-style="normal" fo:font-weight="normal" officeooo:rsid="001b2514" style:font-style-asian="normal" style:font-weight-asian="normal" style:font-style-complex="normal" style:font-weight-complex="normal"/>
    </style:style>
    <style:style style:name="T12" style:family="text">
      <style:text-properties fo:font-size="12pt" fo:font-style="normal" fo:font-weight="normal" officeooo:rsid="001cbac6" style:font-style-asian="normal" style:font-weight-asian="normal" style:font-style-complex="normal" style:font-weight-complex="normal"/>
    </style:style>
    <style:style style:name="T13" style:family="text">
      <style:text-properties fo:font-size="12pt" fo:font-style="normal" fo:font-weight="normal" officeooo:rsid="0034b257" style:font-style-asian="normal" style:font-weight-asian="normal" style:font-style-complex="normal" style:font-weight-complex="normal"/>
    </style:style>
    <style:style style:name="T14" style:family="text">
      <style:text-properties fo:font-size="12pt" fo:font-style="normal" style:font-style-asian="normal" style:font-style-complex="normal"/>
    </style:style>
    <style:style style:name="T15" style:family="text">
      <style:text-properties fo:font-size="12pt" fo:font-style="normal" officeooo:rsid="0034b257" style:font-style-asian="normal" style:font-style-complex="normal"/>
    </style:style>
    <style:style style:name="T16" style:family="text">
      <style:text-properties fo:font-size="12pt" fo:font-style="normal" officeooo:rsid="003cafb2" style:font-style-asian="normal" style:font-style-complex="normal"/>
    </style:style>
    <style:style style:name="T17" style:family="text">
      <style:text-properties fo:font-size="12pt" fo:font-style="normal" officeooo:rsid="003def61" style:font-style-asian="normal" style:font-style-complex="normal"/>
    </style:style>
    <style:style style:name="T18" style:family="text">
      <style:text-properties fo:font-size="12pt" fo:font-style="normal" fo:font-weight="bold" style:font-style-asian="normal" style:font-weight-asian="bold" style:font-style-complex="normal" style:font-weight-complex="bold"/>
    </style:style>
    <style:style style:name="T19" style:family="text">
      <style:text-properties fo:font-size="12pt" fo:font-style="normal" fo:font-weight="bold" officeooo:rsid="0034b257" style:font-style-asian="normal" style:font-weight-asian="bold" style:font-style-complex="normal" style:font-weight-complex="bold"/>
    </style:style>
    <style:style style:name="T20" style:family="text">
      <style:text-properties fo:font-size="12pt" fo:font-style="normal" fo:font-weight="bold" officeooo:rsid="0039b13b" style:font-style-asian="normal" style:font-weight-asian="bold" style:font-style-complex="normal" style:font-weight-complex="bold"/>
    </style:style>
    <style:style style:name="T21" style:family="text">
      <style:text-properties fo:font-size="10pt"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lient-Side Form Validations</text:p>
      <text:p text:style-name="P4"/>
      <text:p text:style-name="P1">Client-Side Form Validation</text:p>
      <text:list xml:id="list2294978198" text:style-name="L1">
        <text:list-item>
          <text:p text:style-name="P12">Client-side validation is an initial check of catching invalid data on the client-side, so the user can fix it immediately rather than waiting for the server response.</text:p>
          <text:list>
            <text:list-item>
              <text:p text:style-name="P12">This also reduces necessary server response round trips as it warns the user before submitting their data of any errors.</text:p>
            </text:list-item>
          </text:list>
        </text:list-item>
        <text:list-item>
          <text:p text:style-name="P12">Client-side validation should not be considered an exhaustive security measure.</text:p>
          <text:list>
            <text:list-item>
              <text:p text:style-name="P12">It is relatively easy to remove client-sided validations and submit malicious data.</text:p>
            </text:list-item>
            <text:list-item>
              <text:p text:style-name="P12">Form-submitted data should be validated on both the server-side as well as the client-side.</text:p>
            </text:list-item>
          </text:list>
        </text:list-item>
      </text:list>
      <text:p text:style-name="P5"/>
      <text:p text:style-name="P47">Form Validations</text:p>
      <text:list xml:id="list4038887639" text:style-name="L2">
        <text:list-item>
          <text:p text:style-name="P13">Form validation is checking that the user-inputted data is within set constraints and has correct format.</text:p>
          <text:list>
            <text:list-item>
              <text:p text:style-name="P13">Validations done in the browser is called <text:span text:style-name="T1">client-sided</text:span> validations.</text:p>
            </text:list-item>
            <text:list-item>
              <text:p text:style-name="P13">Validations done on the server is called <text:span text:style-name="T1">server-sided</text:span> validations.</text:p>
              <text:p text:style-name="P13"/>
            </text:list-item>
          </text:list>
        </text:list-item>
        <text:list-item>
          <text:p text:style-name="P14">If the data is properly formatted and within constraints, the data is submitted to the server and saved to the database or used. Otherwise, it gives the user an error message explaining what needs to be corrected.</text:p>
        </text:list-item>
      </text:list>
      <text:p text:style-name="P6"/>
      <text:p text:style-name="P6"><text:tab/><text:span text:style-name="T1">Why Validate Our Forms</text:span></text:p>
      <text:list xml:id="list346750816" text:style-name="L3">
        <text:list-item>
          <text:p text:style-name="P15">We want the right data, in the right format.</text:p>
          <text:list>
            <text:list-item>
              <text:p text:style-name="P15">Setting a format allows for consistent data which may be required by an application.</text:p>
            </text:list-item>
          </text:list>
        </text:list-item>
        <text:list-item>
          <text:p text:style-name="P15">We want the data within set constraints.</text:p>
          <text:list>
            <text:list-item>
              <text:p text:style-name="P15">Constraints can be set on behalf of the user's security. (password length and special characters)</text:p>
            </text:list-item>
          </text:list>
        </text:list-item>
        <text:list-item>
          <text:p text:style-name="P15">We want to protect the application.</text:p>
          <text:list>
            <text:list-item>
              <text:p text:style-name="P15">Prevents malicious users from misusing unprotected forms to damage the application.</text:p>
            </text:list-item>
          </text:list>
        </text:list-item>
      </text:list>
      <text:p text:style-name="P7"/>
      <text:p text:style-name="P2">Different Types of Client-Side Validations</text:p>
      <text:p text:style-name="P8"><text:tab/></text:p>
      <text:p text:style-name="P8"><text:tab/><text:span text:style-name="T1">Built-in Form Validation</text:span></text:p>
      <text:list xml:id="list1144154963" text:style-name="L4">
        <text:list-item>
          <text:p text:style-name="P16">This uses HTML5 form validation features. This type does not require much Javascript and has better performance than Javascript.</text:p>
        </text:list-item>
        <text:list-item>
          <text:p text:style-name="P16">This type is not as customizable as Javascript.</text:p>
        </text:list-item>
        <text:list-item>
          <text:p text:style-name="P17">This is done by using validation attributes on form elements:</text:p>
          <text:p text:style-name="P16"/>
        </text:list-item>
      </text:list>
      <text:p text:style-name="P26"><text:tab/>Javascript</text:p>
      <text:list xml:id="list2320350823" text:style-name="L5">
        <text:list-item>
          <text:p text:style-name="P18">Javascript validation is completely customizable, but you are required to create it or use a library.</text:p>
        </text:list-item>
      </text:list>
      <text:p text:style-name="P8"/>
      <text:p text:style-name="P3">Using Built-in Form Validations</text:p>
      <text:list xml:id="list1837515148" text:style-name="L6">
        <text:list-item>
          <text:p text:style-name="P19">Validation attributes on form elements.</text:p>
          <text:list>
            <text:list-item>
              <text:p text:style-name="P52"><text:span text:style-name="T6">required: </text:span><text:span text:style-name="T10">Specifies whether a form field needs to be filled before the form can be submitted.</text:span></text:p>
            </text:list-item>
            <text:list-item>
              <text:p text:style-name="P52"><text:soft-page-break/><text:span text:style-name="T6">minlength and maxlength:</text:span><text:span text:style-name="T7"> </text:span><text:span text:style-name="T10">Specifies the minimum and maximum length of textual data (strings).</text:span></text:p>
            </text:list-item>
            <text:list-item>
              <text:p text:style-name="P52"><text:span text:style-name="T6">min and max:</text:span><text:span text:style-name="T10"> Specifies the minimum and maximum values of numerical input types.</text:span></text:p>
            </text:list-item>
            <text:list-item>
              <text:p text:style-name="P52"><text:span text:style-name="T6">type:</text:span><text:span text:style-name="T7"> </text:span><text:span text:style-name="T11">Specifies whether the data needs to be a number, a email address, or some other specific preset type.</text:span></text:p>
            </text:list-item>
            <text:list-item>
              <text:p text:style-name="P52"><text:span text:style-name="T6">pattern:</text:span><text:span text:style-name="T12"> Specifies a regular expression that defines a pattern the entered data needs to follow.</text:span></text:p>
            </text:list-item>
          </text:list>
        </text:list-item>
        <text:list-item>
          <text:p text:style-name="P53"><text:span text:style-name="T12">I</text:span><text:span text:style-name="T9">f data entered in a form field follows all the rules specified above, it is considered valid, not invalid.</text:span></text:p>
        </text:list-item>
      </text:list>
      <text:p text:style-name="P27"/>
      <text:list xml:id="list141317939117110" text:continue-numbering="true" text:style-name="L6">
        <text:list-item>
          <text:p text:style-name="P28">When the element is valid:</text:p>
          <text:list>
            <text:list-item>
              <text:p text:style-name="P53"><text:span text:style-name="T9">The element matches the </text:span><text:span text:style-name="T21">:valid </text:span><text:span text:style-name="T9">CSS pseudo-class, which lets you apply a specific style to valid elements.</text:span></text:p>
            </text:list-item>
            <text:list-item>
              <text:p text:style-name="P28">If the user sends the data, the browser will submit the form, provided there is nothing else from stopping it. (e.g. Javascript)</text:p>
              <text:p text:style-name="P28"/>
            </text:list-item>
          </text:list>
        </text:list-item>
        <text:list-item>
          <text:p text:style-name="P28">When the element is invalid:</text:p>
          <text:list>
            <text:list-item>
              <text:p text:style-name="P54"><text:span text:style-name="T9">The element matches the </text:span><text:span text:style-name="T21">:invalid</text:span><text:span text:style-name="T18"> </text:span><text:span text:style-name="T9">pseudo-class, and sometimes other UI pseudo-classes (e.g. </text:span><text:span text:style-name="T21">out-of-range</text:span><text:span text:style-name="T9">) depending on the error, which lets you apply a specific style to invalid elements.</text:span></text:p>
            </text:list-item>
            <text:list-item>
              <text:p text:style-name="P29">If the user sends the data, the browser will block the form and display an error message.</text:p>
            </text:list-item>
          </text:list>
        </text:list-item>
      </text:list>
      <text:p text:style-name="P30"/>
      <text:p text:style-name="P10"><text:span text:style-name="T12"><text:tab/></text:span><text:span text:style-name="T18">The </text:span><text:span text:style-name="T5">required</text:span><text:span text:style-name="T18"> Attribute</text:span></text:p>
      <text:list xml:id="list870993716" text:style-name="L7">
        <text:list-item>
          <text:p text:style-name="P55"><text:span text:style-name="T14">The required attribute makes an input mandatory. When this attribute is set, the element matches the </text:span><text:span text:style-name="T5">:required</text:span><text:span text:style-name="T14"> UI pseudo-class and requires the input to not be empty for submission.</text:span></text:p>
          <text:list>
            <text:list-item>
              <text:p text:style-name="P55"><text:span text:style-name="T14">While the input is empty, the input is considered invalid, matching the </text:span><text:span text:style-name="T5">:invalid</text:span><text:span text:style-name="T14"> UI pseudo-class.</text:span></text:p>
              <text:p text:style-name="P31"/>
            </text:list-item>
          </text:list>
        </text:list-item>
        <text:list-item>
          <text:p text:style-name="P56"><text:span text:style-name="T14">To add CSS to inputs with the :required pseudo-class, you can select the element with: </text:span><text:span text:style-name="T5">input:invalid, input:invalid:required, input:valid</text:span></text:p>
          <text:p text:style-name="P46"/>
        </text:list-item>
        <text:list-item>
          <text:p text:style-name="P32">The presence of the required attribute means the element matches the :required pseudoclass whether it has a value or not.</text:p>
          <text:list>
            <text:list-item>
              <text:p text:style-name="P32">Input only affects :invalid or :valid.</text:p>
            </text:list-item>
          </text:list>
        </text:list-item>
      </text:list>
      <text:p text:style-name="P33"/>
      <text:p text:style-name="P49">Validating Against a Regular Expression</text:p>
      <text:list xml:id="list1350812755" text:style-name="L8">
        <text:list-item>
          <text:p text:style-name="P20"><text:span text:style-name="T3">The </text:span><text:span text:style-name="T2">pattern</text:span><text:span text:style-name="T3"> attributes</text:span><text:span text:style-name="T4"> expects a Regular Expression as its value and is used to match against <text:s/>the value of the form element.</text:span></text:p>
          <text:list>
            <text:list-item>
              <text:p text:style-name="P34">A regular expression (regex) is a pattern that can be used to match character combinations in text strings. Regexps are ideal for form validations.</text:p>
              <text:p text:style-name="P34"/>
            </text:list-item>
          </text:list>
        </text:list-item>
        <text:list-item>
          <text:p text:style-name="P21"><text:span text:style-name="T3">If a non-empty value of the input doesn't match the regex, the input will match the </text:span><text:span text:style-name="T2">:invalid</text:span><text:span text:style-name="T3"> pseudoclass.</text:span></text:p>
        </text:list-item>
      </text:list>
      <text:p text:style-name="P35"/>
      <text:p text:style-name="P50">Constraining Length</text:p>
      <text:list xml:id="list4075599677" text:style-name="L9">
        <text:list-item>
          <text:p text:style-name="P22"><text:span text:style-name="T3">Constraining the character length of all text fields created by &lt;input&gt; or &lt;textarea&gt; can be achieved using: </text:span><text:span text:style-name="T2">minlength</text:span><text:span text:style-name="T3"> and </text:span><text:span text:style-name="T2">maxlength</text:span><text:span text:style-name="T3"> attributes.</text:span></text:p>
          <text:list>
            <text:list-item>
              <text:p text:style-name="P22"><text:soft-page-break/><text:span text:style-name="T3">A field is invalid if it has a value and that value does not follow </text:span><text:span text:style-name="T2">minlength</text:span><text:span text:style-name="T3"> or </text:span><text:span text:style-name="T2">maxlength</text:span><text:span text:style-name="T3">.</text:span></text:p>
            </text:list-item>
            <text:list-item>
              <text:p text:style-name="P36">A good user experience is to provide a character count feedback in an accessible manner and letting the user edit their content down to an acceptable size.</text:p>
            </text:list-item>
          </text:list>
        </text:list-item>
      </text:list>
      <text:p text:style-name="P50"/>
      <text:p text:style-name="P50">Constraining Values</text:p>
      <text:list xml:id="list625802096" text:style-name="L10">
        <text:list-item>
          <text:p text:style-name="P23"><text:span text:style-name="T3">Constraining the range of valid values for number fields can be achieved with: </text:span><text:span text:style-name="T2">min</text:span><text:span text:style-name="T3"> and </text:span><text:span text:style-name="T2">max</text:span><text:span text:style-name="T3"> attributes.</text:span></text:p>
          <text:list>
            <text:list-item>
              <text:p text:style-name="P37">A field is invalid if it contains a range outside this range.</text:p>
            </text:list-item>
          </text:list>
        </text:list-item>
      </text:list>
      <text:p text:style-name="P38"/>
      <text:p text:style-name="P51">Validating Forms Using Javascript</text:p>
      <text:list xml:id="list2336017580" text:style-name="L11">
        <text:list-item>
          <text:p text:style-name="P39">Most browsers support the Constraint Validation API, which consists of a set of methods and properties available on the following form element DOM interfaces:</text:p>
          <text:list>
            <text:list-item>
              <text:p text:style-name="P39">HTMLButtonElement ( &lt;button&gt; )</text:p>
            </text:list-item>
            <text:list-item>
              <text:p text:style-name="P39">HTMLFieldSetElement ( &lt;fieldset&gt; )</text:p>
            </text:list-item>
            <text:list-item>
              <text:p text:style-name="P39">HTMLInputElement ( &lt;input&gt; )</text:p>
            </text:list-item>
            <text:list-item>
              <text:p text:style-name="P39">HTMLOutputElement ( &lt;output&gt; )</text:p>
            </text:list-item>
            <text:list-item>
              <text:p text:style-name="P39">HTMLSelectElement ( &lt;select&gt; )</text:p>
            </text:list-item>
            <text:list-item>
              <text:p text:style-name="P39">HTMLTextAreaElement (&lt;textarea&gt; )</text:p>
            </text:list-item>
          </text:list>
        </text:list-item>
        <text:list-item>
          <text:p text:style-name="P40">The Constraight Validation API provides properties which assists in validating input.</text:p>
        </text:list-item>
      </text:list>
      <text:p text:style-name="P41"/>
      <text:p text:style-name="P9"><text:span text:style-name="T13"><text:tab/></text:span><text:span text:style-name="T19">Implementing A</text:span><text:span text:style-name="T20"> Simple</text:span><text:span text:style-name="T19"> Customized Error Message</text:span></text:p>
      <text:list xml:id="list2222266432" text:style-name="L12">
        <text:list-item>
          <text:p text:style-name="P57"><text:span text:style-name="T15">T</text:span><text:span text:style-name="T14">here are two drawbacks for automated validation messages:</text:span></text:p>
          <text:list>
            <text:list-item>
              <text:p text:style-name="P42">There is no standard way to change their look and feel with CSS.</text:p>
            </text:list-item>
            <text:list-item>
              <text:p text:style-name="P42">They depend on browser locale, you can have a page in one language and the error message displayed in another language.</text:p>
            </text:list-item>
          </text:list>
        </text:list-item>
        <text:list-item>
          <text:p text:style-name="P43">Steps for a simple custom message:</text:p>
          <text:list>
            <text:list-item>
              <text:p text:style-name="P43">Select the input element.</text:p>
            </text:list-item>
            <text:list-item>
              <text:p text:style-name="P43">Add a event listener for the input of the input element.</text:p>
              <text:list>
                <text:list-item>
                  <text:p text:style-name="P43">Every time an input is inputted, check if valid using Constraint Validation API.</text:p>
                </text:list-item>
                <text:list-item>
                  <text:p text:style-name="P43">If email.validity.typeMismatch, then setCustomValidity to error message and reportValidity</text:p>
                </text:list-item>
                <text:list-item>
                  <text:p text:style-name="P43">Else, setCustomValidity to empty string</text:p>
                </text:list-item>
              </text:list>
            </text:list-item>
          </text:list>
        </text:list-item>
      </text:list>
      <text:p text:style-name="P44"/>
      <text:p text:style-name="P11"><text:span text:style-name="T9"><text:tab/></text:span><text:span text:style-name="T18">Implementing a More Complex Customized Error Message</text:span></text:p>
      <text:list xml:id="list4186146214" text:style-name="L13">
        <text:list-item>
          <text:p text:style-name="P58"><text:span text:style-name="T14">Using the </text:span><text:span text:style-name="T8">novalidate</text:span><text:span text:style-name="T16"> attribute turns off the browser's automatic validation which lets us implement our own error messages.</text:span></text:p>
          <text:list>
            <text:list-item>
              <text:p text:style-name="P59"><text:span text:style-name="T14">This does not disable support for the constraint validation API</text:span><text:span text:style-name="T17"> or CSS pseudo-classes (:valid, :required, etc)</text:span></text:p>
            </text:list-item>
            <text:list-item>
              <text:p text:style-name="P45">This means you can do the validations and styling yourself.</text:p>
            </text:list-item>
          </text:list>
        </text:list-item>
        <text:list-item>
          <text:p text:style-name="P60"><text:span text:style-name="T14">Using </text:span><text:span text:style-name="T5">aria-live</text:span><text:span text:style-name="T14"> attribute ensures that the error message will be displayed to everyone, including screenreaders.</text:span></text:p>
        </text:list-item>
      </text:list>
      <text:p text:style-name="P61"><text:span text:style-name="T14"/></text:p>
      <text:p text:style-name="P48"><text:span text:style-name="T3">Validating Forms Without a Built-in API</text:span></text:p>
      <text:list xml:id="list35453595" text:style-name="L14">
        <text:list-item>
          <text:p text:style-name="P24"><text:span text:style-name="T3">In cases such as legacy browser support or custom controls, you won't be able to use the Constraint Validation API.</text:span></text:p>
          <text:list>
            <text:list-item>
              <text:p text:style-name="P24"><text:span text:style-name="T3">You will have to write your own through Javascript.</text:span></text:p>
              <text:p text:style-name="P24"><text:span text:style-name="T3"/></text:p>
            </text:list-item>
          </text:list>
        </text:list-item>
        <text:list-item>
          <text:p text:style-name="P24"><text:span text:style-name="T3">What kind of validations should I perform?</text:span></text:p>
          <text:list>
            <text:list-item>
              <text:p text:style-name="P24"><text:soft-page-break/><text:span text:style-name="T3">You need to determine how to validate your data: string operations, type conversion, regular expressions, etc.</text:span></text:p>
            </text:list-item>
          </text:list>
        </text:list-item>
      </text:list>
      <text:p text:style-name="P25"><text:span text:style-name="T3"/></text:p>
      <text:list xml:id="list141316548212775" text:continue-numbering="true" text:style-name="L14">
        <text:list-item>
          <text:p text:style-name="P24"><text:span text:style-name="T3">What should I do if the form doesn't validate?</text:span></text:p>
          <text:list>
            <text:list-item>
              <text:p text:style-name="P24"><text:span text:style-name="T3">This is a UI matter. You have to decide whether the form posts anyways, highlight fields with errors, show error messages.</text:span></text:p>
            </text:list-item>
          </text:list>
        </text:list-item>
      </text:list>
      <text:p text:style-name="P25"><text:span text:style-name="T3"/></text:p>
      <text:list xml:id="list141317295116614" text:continue-numbering="true" text:style-name="L14">
        <text:list-item>
          <text:p text:style-name="P24"><text:span text:style-name="T3">How to help users to correct invalid data?</text:span></text:p>
          <text:list>
            <text:list-item>
              <text:p text:style-name="P24"><text:span text:style-name="T3">Provide clear and useful information, offer up-front suggestions, and clear error message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4" meta:paragraph-count="98" meta:word-count="1159" meta:character-count="6964" meta:non-whitespace-character-count="5968"/>
  </office:meta>
</office:document-meta>
</file>